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142" officeooo:paragraph-rsid="0001d142"/>
    </style:style>
    <style:style style:name="P2" style:family="paragraph" style:parent-style-name="Standard">
      <style:text-properties fo:font-size="11pt" officeooo:rsid="0001d142" officeooo:paragraph-rsid="0001d142" style:font-size-asian="11pt" style:font-size-complex="11pt"/>
    </style:style>
    <style:style style:name="P3" style:family="paragraph" style:parent-style-name="Standard">
      <style:text-properties fo:font-size="11pt" style:text-underline-style="solid" style:text-underline-width="auto" style:text-underline-color="font-color" fo:font-weight="bold" officeooo:rsid="000e6ccb" officeooo:paragraph-rsid="000e6ccb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style:text-underline-style="solid" style:text-underline-width="auto" style:text-underline-color="font-color" fo:font-weight="bold" officeooo:rsid="00154e79" officeooo:paragraph-rsid="00154e79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style:text-underline-style="solid" style:text-underline-width="auto" style:text-underline-color="font-color" fo:font-weight="bold" officeooo:rsid="001bb179" officeooo:paragraph-rsid="001bb179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style:text-underline-style="solid" style:text-underline-width="auto" style:text-underline-color="font-color" fo:font-weight="bold" officeooo:rsid="001d04a8" officeooo:paragraph-rsid="001d04a8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style:text-underline-style="solid" style:text-underline-width="auto" style:text-underline-color="font-color" fo:font-weight="bold" officeooo:rsid="001eb970" officeooo:paragraph-rsid="001eb970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style:text-underline-style="none" fo:font-weight="normal" officeooo:rsid="000e6ccb" officeooo:paragraph-rsid="000e6ccb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size="11pt" style:text-underline-style="none" fo:font-weight="normal" officeooo:rsid="0010853c" officeooo:paragraph-rsid="00115436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style:text-underline-style="none" fo:font-weight="normal" officeooo:rsid="0010853c" officeooo:paragraph-rsid="0011cde1" style:font-size-asian="11pt" style:font-weight-asian="normal" style:font-size-complex="11pt" style:font-weight-complex="normal"/>
    </style:style>
    <style:style style:name="T1" style:family="text">
      <style:text-properties officeooo:rsid="0007b090"/>
    </style:style>
    <style:style style:name="T2" style:family="text">
      <style:text-properties fo:font-weight="bold" officeooo:rsid="0007b09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7b090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1cde1" style:font-weight-asian="bold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text-underline-style="solid" style:text-underline-width="auto" style:text-underline-color="font-color" fo:font-weight="bold" officeooo:rsid="0007b090" style:font-size-asian="11pt" style:font-weight-asian="bold" style:font-size-complex="11pt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95145" style:font-weight-asian="normal" style:font-weight-complex="normal"/>
    </style:style>
    <style:style style:name="T11" style:family="text">
      <style:text-properties style:text-underline-style="none" fo:font-weight="normal" officeooo:rsid="001d04a8" style:font-weight-asian="normal" style:font-weight-complex="normal"/>
    </style:style>
    <style:style style:name="T12" style:family="text">
      <style:text-properties style:text-underline-style="none" officeooo:rsid="00195145"/>
    </style:style>
    <style:style style:name="T13" style:family="text">
      <style:text-properties style:text-underline-style="none" officeooo:rsid="001d04a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95145"/>
    </style:style>
    <style:style style:name="T16" style:family="text">
      <style:text-properties officeooo:rsid="001d04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web@LP-56:~$ sudo service mongodb start</text:p>
      <text:p text:style-name="P1">[sudo] password for addweb: </text:p>
      <text:p text:style-name="P1">addweb@LP-56:~$ mongo</text:p>
      <text:p text:style-name="P1">MongoDB shell version v3.6.8</text:p>
      <text:p text:style-name="P1">connecting to: mongodb://127.0.0.1:27017</text:p>
      <text:p text:style-name="P1">Implicit session: session { "id" : UUID("081b4c44-2c04-4bc2-8536-3e6a15d38944") }</text:p>
      <text:p text:style-name="P1">MongoDB server version: 3.6.8</text:p>
      <text:p text:style-name="P1">Server has startup warnings: </text:p>
      <text:p text:style-name="P1">2021-12-28T11:23:32.676+0530 I STORAGE <text:s/>[initandlisten] </text:p>
      <text:p text:style-name="P1">2021-12-28T11:23:32.676+0530 I STORAGE <text:s/>[initandlisten] ** WARNING: Using the XFS filesystem is strongly recommended with the WiredTiger storage engine</text:p>
      <text:p text:style-name="P1">2021-12-28T11:23:32.676+0530 I STORAGE <text:s/>[initandlisten] ** <text:s text:c="9"/>See http://dochub.mongodb.org/core/prodnotes-filesystem</text:p>
      <text:p text:style-name="P1">2021-12-28T11:23:33.997+0530 I CONTROL <text:s/>[initandlisten] </text:p>
      <text:p text:style-name="P1">2021-12-28T11:23:33.997+0530 I CONTROL <text:s/>[initandlisten] ** WARNING: Access control is not enabled for the database.</text:p>
      <text:p text:style-name="P1">2021-12-28T11:23:33.997+0530 I CONTROL <text:s/>[initandlisten] ** <text:s text:c="9"/>Read and write access to data and configuration is unrestricted.</text:p>
      <text:p text:style-name="P1">2021-12-28T11:23:33.997+0530 I CONTROL <text:s/>[initandlisten] </text:p>
      <text:p text:style-name="P1">&gt; use trial</text:p>
      <text:p text:style-name="P1">switched to db trial</text:p>
      <text:p text:style-name="P1"><text:span text:style-name="T4">1)</text:span><text:span text:style-name="T1"> </text:span>&gt; db.createCollection('accessories')</text:p>
      <text:p text:style-name="P1">{ "ok" : 1 }</text:p>
      <text:p text:style-name="P1">&gt; db.accessories.insert({ 'sr_number', 'product_name', 'brand'})</text:p>
      <text:p text:style-name="P1">2021-12-28T15:19:11.962+0530 E QUERY <text:s text:c="3"/>[thread1] SyntaxError: missing : after property id @(shell):1:35</text:p>
      <text:p text:style-name="P1">&gt; db.accessories.insert({ 'sr_number':'1', 'product_name':'mascara', 'brand':'maybelline', 'brand_id':'777', 'price':'700'})</text:p>
      <text:p text:style-name="P1">WriteResult({ "nInserted" : 1 })</text:p>
      <text:p text:style-name="P1">&gt; db.accessories.insert({ 'sr_number':'2', 'product_name':'eye shadow', 'brand':'maybelline', 'brand_id':'770', 'price':'900'})</text:p>
      <text:p text:style-name="P1">WriteResult({ "nInserted" : 1 })</text:p>
      <text:p text:style-name="P1">&gt; db.accessories.insert({ 'sr_number':'3', 'product_name':'lipstick', 'brand':'faces canada', 'brand_id':'970', 'price':'900'})</text:p>
      <text:p text:style-name="P1">WriteResult({ "nInserted" : 1 })</text:p>
      <text:p text:style-name="P1">&gt; db.accessories.insert({ 'sr_number':'4', 'product_name':'lipgloss', 'brand':'faces canada', 'brand_id':'870', 'price':'1000'})</text:p>
      <text:p text:style-name="P1">WriteResult({ "nInserted" : 1 })</text:p>
      <text:p text:style-name="P1">&gt; db.accessories.find</text:p>
      <text:p text:style-name="P1">function (query, fields, limit, skip, batchSize, options) {</text:p>
      <text:p text:style-name="P1"><text:s text:c="4"/>var cursor = new DBQuery(this._mongo,</text:p>
      <text:p text:style-name="P1"><text:s text:c="29"/>this._db,</text:p>
      <text:p text:style-name="P1"><text:s text:c="29"/>this,</text:p>
      <text:p text:style-name="P1"><text:s text:c="29"/>this._fullName,</text:p>
      <text:p text:style-name="P1"><text:s text:c="29"/>this._massageObject(query),</text:p>
      <text:p text:style-name="P1"><text:s text:c="29"/>fields,</text:p>
      <text:p text:style-name="P1"><text:s text:c="29"/>limit,</text:p>
      <text:p text:style-name="P1"><text:s text:c="29"/>skip,</text:p>
      <text:p text:style-name="P1"><text:s text:c="29"/>batchSize,</text:p>
      <text:p text:style-name="P1"><text:s text:c="29"/>options || this.getQueryOptions());</text:p>
      <text:p text:style-name="P1"/>
      <text:p text:style-name="P1"><text:s text:c="4"/>{</text:p>
      <text:p text:style-name="P1"><text:soft-page-break/><text:s text:c="8"/>const session = this.getDB().getSession();</text:p>
      <text:p text:style-name="P1"/>
      <text:p text:style-name="P1"><text:s text:c="8"/>const readPreference = session._serverSession.client.getReadPreference(session);</text:p>
      <text:p text:style-name="P1"><text:s text:c="8"/>if (readPreference !== null) {</text:p>
      <text:p text:style-name="P1"><text:s text:c="12"/>cursor.readPref(readPreference.mode, readPreference.tags);</text:p>
      <text:p text:style-name="P1"><text:s text:c="8"/>}</text:p>
      <text:p text:style-name="P1"/>
      <text:p text:style-name="P1"><text:s text:c="8"/>const readConcern = session._serverSession.client.getReadConcern(session);</text:p>
      <text:p text:style-name="P1"><text:s text:c="8"/>if (readConcern !== null) {</text:p>
      <text:p text:style-name="P1"><text:s text:c="2"/>db.accessories.insert({ 'sr_number':'1', 'product_name':'mascara', 'brand':'maybelline', 'brand_id':'777', 'price':'700'})</text:p>
      <text:p text:style-name="P1">WriteResult({ "nInserted" : 1 })</text:p>
      <text:p text:style-name="P1">&gt; db.accessories.find</text:p>
      <text:p text:style-name="P1">function (query, fields, limit, skip, batchSize, options) {</text:p>
      <text:p text:style-name="P1"><text:s text:c="4"/>var cursor = new DBQuery(this._mongo,</text:p>
      <text:p text:style-name="P1"><text:s text:c="29"/>this._db,</text:p>
      <text:p text:style-name="P1"><text:s text:c="29"/>this,</text:p>
      <text:p text:style-name="P1"><text:s text:c="29"/>this._fullName,</text:p>
      <text:p text:style-name="P1"><text:s text:c="29"/>this._massageObject(query),</text:p>
      <text:p text:style-name="P1"><text:s text:c="29"/>fields,</text:p>
      <text:p text:style-name="P1"><text:s text:c="29"/>limit,</text:p>
      <text:p text:style-name="P1"><text:s text:c="29"/>skip,</text:p>
      <text:p text:style-name="P1"><text:s text:c="29"/>batchSize,</text:p>
      <text:p text:style-name="P1"><text:s text:c="29"/>options || this.getQueryOptions());</text:p>
      <text:p text:style-name="P1"/>
      <text:p text:style-name="P1"><text:s text:c="4"/>{</text:p>
      <text:p text:style-name="P1"><text:s text:c="8"/>const session = this.getDB().getSession();</text:p>
      <text:p text:style-name="P1"/>
      <text:p text:style-name="P1"><text:s text:c="8"/>const readPreference = session._serverSession.client.getReadPreference(session);</text:p>
      <text:p text:style-name="P1"><text:s text:c="8"/>if (readPreference !== null) {</text:p>
      <text:p text:style-name="P1"><text:s text:c="12"/>cursor.readPref(readPreference.mode, readPreference.tags);</text:p>
      <text:p text:style-name="P1"><text:s text:c="8"/>}</text:p>
      <text:p text:style-name="P1"/>
      <text:p text:style-name="P1"><text:s text:c="8"/>const readConcern = session._serverSession.client.getReadConcern(session);</text:p>
      <text:p text:style-name="P1"><text:s text:c="8"/>if (readConcern !== null) {</text:p>
      <text:p text:style-name="P1"><text:s text:c="12"/>cursor.readConcern(readConcern.level);</text:p>
      <text:p text:style-name="P1"><text:s text:c="8"/>}</text:p>
      <text:p text:style-name="P1"><text:s text:c="4"/>}</text:p>
      <text:p text:style-name="P1"/>
      <text:p text:style-name="P1"><text:s text:c="4"/>return cursor;</text:p>
      <text:p text:style-name="P1">}</text:p>
      <text:p text:style-name="P1">&gt; db.accessories.find()</text:p>
      <text:p text:style-name="P1">{ "_id" : ObjectId("61cadebfd42621931eead723"), "sr_number" : "1", "product_name" : "mascara", "brand" : "maybelline", "brand_id" : "777", "price" : "700" }</text:p>
      <text:p text:style-name="P1">{ "_id" : ObjectId("61cadf41d42621931eead724"), "sr_number" : "2", "product_name" : "eye shadow", "brand" : "maybelline", "brand_id" : "770", "price" : "900" }</text:p>
      <text:p text:style-name="P1">{ "_id" : ObjectId("61cadf63d42621931eead725"), "sr_number" : "3", "product_name" : "lipstick", "brand" : "faces canada", "brand_id" : "970", "price" : "900" }</text:p>
      <text:p text:style-name="P1">{ "_id" : ObjectId("61cadf80d42621931eead726"), "sr_number" : "4", "product_name" : "lipgloss", "brand" : "faces canada", "brand_id" : "870", "price" : "1000" }</text:p>
      <text:p text:style-name="P1">{ "_id" : ObjectId("61cae149d42621931eead727"), "sr_number" : "1", "product_name" : "mascara", "brand" : "maybelline", "brand_id" : "777", "price" : "700" }</text:p>
      <text:p text:style-name="P1"><text:soft-page-break/>&gt; db.accessories.insert({ 'sr_number':'6', 'product_name':'foundation', 'brand':'lakme', 'brand_id':'897', 'price':'800'})</text:p>
      <text:p text:style-name="P1">WriteResult({ "nInserted" : 1 })</text:p>
      <text:p text:style-name="P1">&gt; db.accessories.insert({ 'sr_number':'7', 'product_name':'serum', 'brand':'olay', 'brand_id':'817', 'price':'500'})</text:p>
      <text:p text:style-name="P1">WriteResult({ "nInserted" : 1 })</text:p>
      <text:p text:style-name="P1">&gt; db.accessories.insert({ 'sr_number':'8', 'product_name':'hair kit', 'brand':'loreal', 'brand_id':'863', 'price':'900'})</text:p>
      <text:p text:style-name="P1">WriteResult({ "nInserted" : 1 })</text:p>
      <text:p text:style-name="P1">&gt; db.accessories.insert({ 'sr_number':'9', 'product_name':'facial kit', 'brand':'o3', 'brand_id':'93', 'price':'1000'})</text:p>
      <text:p text:style-name="P1">WriteResult({ "nInserted" : 1 })</text:p>
      <text:p text:style-name="P1">&gt; db.accessories.insert({ 'sr_number':'10', 'product_name':'nailpaint kit', 'brand':'lotus', 'brand_id':'923', 'price':'800'})</text:p>
      <text:p text:style-name="P1">WriteResult({ "nInserted" : 1 })</text:p>
      <text:p text:style-name="P1">&gt; db.accessories.find()</text:p>
      <text:p text:style-name="P1">{ "_id" : ObjectId("61cadebfd42621931eead723"), "sr_number" : "1", "product_name" : "mascara", "brand" : "maybelline", "brand_id" : "777", "price" : "700" }</text:p>
      <text:p text:style-name="P1">{ "_id" : ObjectId("61cadf41d42621931eead724"), "sr_number" : "2", "product_name" : "eye shadow", "brand" : "maybelline", "brand_id" : "770", "price" : "900" }</text:p>
      <text:p text:style-name="P1">{ "_id" : ObjectId("61cadf63d42621931eead725"), "sr_number" : "3", "product_name" : "lipstick", "brand" : "faces canada", "brand_id" : "970", "price" : "900" }</text:p>
      <text:p text:style-name="P1">{ "_id" : ObjectId("61cadf80d42621931eead726"), "sr_number" : "4", "product_name" : "lipgloss", "brand" : "faces canada", "brand_id" : "870", "price" : "1000" }</text:p>
      <text:p text:style-name="P1">{ "_id" : ObjectId("61cae149d42621931eead727"), "sr_number" : "1", "product_name" : "mascara", "brand" : "maybelline", "brand_id" : "777", "price" : "700" }</text:p>
      <text:p text:style-name="P1">{ "_id" : ObjectId("61cae207d42621931eead728"), "sr_number" : "6", "product_name" : "foundation", "brand" : "lakme", "brand_id" : "897", "price" : "800" }</text:p>
      <text:p text:style-name="P1">{ "_id" : ObjectId("61cae23ad42621931eead729"), "sr_number" : "7", "product_name" : "serum", "brand" : "olay", "brand_id" : "817", "price" : "500" }</text:p>
      <text:p text:style-name="P1">{ "_id" : ObjectId("61cae25ad42621931eead72a"), "sr_number" : "8", "product_name" : "hair kit", "brand" : "loreal", "brand_id" : "863", "price" : "900" }</text:p>
      <text:p text:style-name="P1">{ "_id" : ObjectId("61cae295d42621931eead72b"), "sr_number" : "9", "product_name" : "facial kit", "brand" : "o3", "brand_id" : "93", "price" : "1000" }</text:p>
      <text:p text:style-name="P1">{ "_id" : ObjectId("61cae2c7d42621931eead72c"), "sr_number" : "10", "product_name" : "nailpaint kit", "brand" : "lotus", "brand_id" : "923", "price" : "800" 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4">2)</text:span><text:span text:style-name="T1"> </text:span>&gt; db.createCollection('electronics')</text:p>
      <text:p text:style-name="P2">{ "ok" : 1 }</text:p>
      <text:p text:style-name="P2">&gt; db.electronics.insert({ 'sr_number':'1', 'product_name':'speakers', 'brand':'philips', 'brand_id':'923', 'price':'8000'})</text:p>
      <text:p text:style-name="P2">WriteResult({ "nInserted" : 1 })</text:p>
      <text:p text:style-name="P2">&gt; db.electronics.insert({ 'sr_number':'2', 'product_name':'lightset', 'brand':'syska', 'brand_id':'023', 'price':'7000'})</text:p>
      <text:p text:style-name="P2">WriteResult({ "nInserted" : 1 })</text:p>
      <text:p text:style-name="P2">&gt; db.electronics.insert({ 'sr_number':'3', 'product_name':'bluetooth speaker', 'brand':'jbl', 'brand_id':'993', 'price':'9000'})</text:p>
      <text:p text:style-name="P2">WriteResult({ "nInserted" : 1 })</text:p>
      <text:p text:style-name="P2">&gt; db.electronics.insert({ 'sr_number':'4', 'product_name':'tv', 'brand':'lg', 'brand_id':'973', 'price':'90000'})</text:p>
      <text:p text:style-name="P2">WriteResult({ "nInserted" : 1 })</text:p>
      <text:p text:style-name="P2">&gt; db.electronics.insert({ 'sr_number':'5', 'product_name':'washing machine', 'brand':'samsung', 'brand_id':'729', 'price':'70000'})</text:p>
      <text:p text:style-name="P2">WriteResult({ "nInserted" : 1 })</text:p>
      <text:p text:style-name="P2">&gt; db.electronics.insert({ 'sr_number':'6', 'product_name':'ac', 'brand':'hitachi', 'brand_id':'728', 'price':'75000'})</text:p>
      <text:p text:style-name="P2">WriteResult({ "nInserted" : 1 })</text:p>
      <text:p text:style-name="P2">&gt; db.electronics.insert({ 'sr_number':'7', 'product_name':'microwave', 'brand':'samsung', 'brand_id':'918', 'price':'25000'})</text:p>
      <text:p text:style-name="P2">WriteResult({ "nInserted" : 1 })</text:p>
      <text:p text:style-name="P2">&gt; db.electronics.insert({ 'sr_number':'8', 'product_name':'oven', 'brand':'philips', 'brand_id':'718', 'price':'25000'})</text:p>
      <text:p text:style-name="P2">WriteResult({ "nInserted" : 1 })</text:p>
      <text:p text:style-name="P2">&gt; db.electronics.insert({ 'sr_number':'9', 'product_name':'toaster', 'brand':'croma', 'brand_id':'938', 'price':'2000'})</text:p>
      <text:p text:style-name="P2">WriteResult({ "nInserted" : 1 })</text:p>
      <text:p text:style-name="P2">&gt; db.electronics.insert({ 'sr_number':'10', 'product_name':'griller', 'brand':'croma', 'brand_id':'328', 'price':'7000'})</text:p>
      <text:p text:style-name="P2">WriteResult({ "nInserted" : 1 })</text:p>
      <text:p text:style-name="P2">&gt; db.electronics.find()</text:p>
      <text:p text:style-name="P2">{ "_id" : ObjectId("61cae3a8d42621931eead72d"), "sr_number" : "1", "product_name" : "speakers", "brand" : "philips", "brand_id" : "923", "price" : "8000" }</text:p>
      <text:p text:style-name="P2">{ "_id" : ObjectId("61cae907d42621931eead72e"), "sr_number" : "2", "product_name" : "lightset", "brand" : "syska", "brand_id" : "023", "price" : "7000" }</text:p>
      <text:p text:style-name="P2">{ "_id" : ObjectId("61cae937d42621931eead72f"), "sr_number" : "3", "product_name" : "bluetooth speaker", "brand" : "jbl", "brand_id" : "993", "price" : "9000" }</text:p>
      <text:p text:style-name="P2">{ "_id" : ObjectId("61cae965d42621931eead730"), "sr_number" : "4", "product_name" : "tv", "brand" : "lg", "brand_id" : "973", "price" : "90000" }</text:p>
      <text:p text:style-name="P2">{ "_id" : ObjectId("61cae99fd42621931eead731"), "sr_number" : "5", "product_name" : "washing machine", "brand" : "samsung", "brand_id" : "729", "price" : "70000" }</text:p>
      <text:p text:style-name="P2">{ "_id" : ObjectId("61cae9bfd42621931eead732"), "sr_number" : "6", "product_name" : "ac", "brand" : "hitachi", "brand_id" : "728", "price" : "75000" }</text:p>
      <text:p text:style-name="P2">{ "_id" : ObjectId("61caea30d42621931eead733"), "sr_number" : "7", "product_name" : "microwave", "brand" : "samsung", "brand_id" : "918", "price" : "25000" }</text:p>
      <text:p text:style-name="P2">{ "_id" : ObjectId("61caea7bd42621931eead734"), "sr_number" : "8", "product_name" : "oven", "brand" : "philips", "brand_id" : "718", "price" : "25000" }</text:p>
      <text:p text:style-name="P2">{ "_id" : ObjectId("61caeab9d42621931eead735"), "sr_number" : "9", "product_name" : "toaster", "brand" : "croma", "brand_id" : "938", "price" : "2000" }</text:p>
      <text:p text:style-name="P2">{ "_id" : ObjectId("61caead4d42621931eead736"), "sr_number" : "10", "product_name" : "griller", "brand" : "croma", "brand_id" : "328", "price" : "7000" }</text:p>
      <text:p text:style-name="P1"><text:span text:style-name="T6">&gt;</text:span> </text:p>
      <text:p text:style-name="P1"/>
      <text:p text:style-name="P1"/>
      <text:p text:style-name="P1"/>
      <text:p text:style-name="P1"/>
      <text:p text:style-name="P1"/>
      <text:p text:style-name="P1"><text:soft-page-break/><text:span text:style-name="T7">3)</text:span><text:span text:style-name="T6"> db.createCollection('employee')</text:span></text:p>
      <text:p text:style-name="P2">{ "ok" : 1 }</text:p>
      <text:p text:style-name="P2">&gt; db.employee.insert({ 'emp_id':'1', 'name':'ram', 'position':'react developer', 'mail_id':'r@gmail.com', 'salary':'70000'})</text:p>
      <text:p text:style-name="P2">WriteResult({ "nInserted" : 1 })</text:p>
      <text:p text:style-name="P2">&gt; db.employee.insert({ 'emp_id':'2', 'name':'shyam', 'position':'manager', 'mail_id':'s@gmail.com', 'salary':'75000'})</text:p>
      <text:p text:style-name="P2">WriteResult({ "nInserted" : 1 })</text:p>
      <text:p text:style-name="P2">&gt; db.employee.insert({ 'emp_id':'3', 'name':'gopal', 'position':'accountant', 'mail_id':'g@gmail.com', 'salary':'50000'})</text:p>
      <text:p text:style-name="P2">WriteResult({ "nInserted" : 1 })</text:p>
      <text:p text:style-name="P2">&gt; db.employee.insert({ 'emp_id':'4', 'name':'rahul', 'position':'trainee', 'mail_id':'rr@gmail.com', 'salary':'30000'})</text:p>
      <text:p text:style-name="P2">WriteResult({ "nInserted" : 1 })</text:p>
      <text:p text:style-name="P2">&gt; db.employee.insert({ 'emp_id':'5', 'name':'raj', 'position':'hr', 'mail_id':'ra@gmail.com', 'salary':'50000'})</text:p>
      <text:p text:style-name="P2">WriteResult({ "nInserted" : 1 })</text:p>
      <text:p text:style-name="P2">&gt; db.employee.insert({ 'emp_id':'6', 'name':'sanjay', 'position':'hr head', 'mail_id':'sa@gmail.com', 'salary':'70000'})</text:p>
      <text:p text:style-name="P2">WriteResult({ "nInserted" : 1 })</text:p>
      <text:p text:style-name="P2">&gt; db.employee.insert({ 'emp_id':'7', 'name':'nilesh', 'position':'teacher', 'mail_id':'n@gmail.com', 'salary':'60000'})</text:p>
      <text:p text:style-name="P2">WriteResult({ "nInserted" : 1 })</text:p>
      <text:p text:style-name="P2">&gt; db.employee.insert({ 'emp_id':'8', 'name':'yash', 'position':'graphic designer', 'mail_id':'y@gmail.com', 'salary':'40000'})</text:p>
      <text:p text:style-name="P2">WriteResult({ "nInserted" : 1 })</text:p>
      <text:p text:style-name="P2">&gt; db.employee.insert({ 'emp_id':'9', 'name':'shriji', 'position':'head manager', 'mail_id':'sh@gmail.com', 'salary':'90000'})</text:p>
      <text:p text:style-name="P2">WriteResult({ "nInserted" : 1 })</text:p>
      <text:p text:style-name="P2">&gt; db.employee.insert({ 'emp_id':'10', 'name':'harry', 'position':'associate engineer', 'mail_id':'ha@gmail.com', 'salary':'80000'})</text:p>
      <text:p text:style-name="P2">WriteResult({ "nInserted" : 1 })</text:p>
      <text:p text:style-name="P2">&gt; db.emplopyee.find()</text:p>
      <text:p text:style-name="P2">&gt; db.employee.find()</text:p>
      <text:p text:style-name="P2">{ "_id" : ObjectId("61caebd7d42621931eead737"), "emp_id" : "1", "name" : "ram", "position" : "react developer", "mail_id" : "r@gmail.com", "salary" : "70000" }</text:p>
      <text:p text:style-name="P2">{ "_id" : ObjectId("61caebf4d42621931eead738"), "emp_id" : "2", "name" : "shyam", "position" : "manager", "mail_id" : "s@gmail.com", "salary" : "75000" }</text:p>
      <text:p text:style-name="P2">{ "_id" : ObjectId("61caec19d42621931eead739"), "emp_id" : "3", "name" : "gopal", "position" : "accountant", "mail_id" : "g@gmail.com", "salary" : "50000" }</text:p>
      <text:p text:style-name="P2">{ "_id" : ObjectId("61caec83d42621931eead73a"), "emp_id" : "4", "name" : "rahul", "position" : "trainee", "mail_id" : "rr@gmail.com", "salary" : "30000" }</text:p>
      <text:p text:style-name="P2">{ "_id" : ObjectId("61caecacd42621931eead73b"), "emp_id" : "5", "name" : "raj", "position" : "hr", "mail_id" : "ra@gmail.com", "salary" : "50000" }</text:p>
      <text:p text:style-name="P2">{ "_id" : ObjectId("61caecd8d42621931eead73c"), "emp_id" : "6", "name" : "sanjay", "position" : "hr head", "mail_id" : "sa@gmail.com", "salary" : "70000" }</text:p>
      <text:p text:style-name="P2">{ "_id" : ObjectId("61caed09d42621931eead73d"), "emp_id" : "7", "name" : "nilesh", "position" : "teacher", "mail_id" : "n@gmail.com", "salary" : "60000" }</text:p>
      <text:p text:style-name="P2">{ "_id" : ObjectId("61caed40d42621931eead73e"), "emp_id" : "8", "name" : "yash", "position" : "graphic designer", "mail_id" : "y@gmail.com", "salary" : "40000" }</text:p>
      <text:p text:style-name="P2">{ "_id" : ObjectId("61caee6fd42621931eead73f"), "emp_id" : "9", "name" : "shriji", "position" : "head manager", "mail_id" : "sh@gmail.com", "salary" : "90000" }</text:p>
      <text:p text:style-name="P2">{ "_id" : ObjectId("61caeea4d42621931eead740"), "emp_id" : "10", "name" : "harry", "position" : "associate engineer", "mail_id" : "ha@gmail.com", "salary" : "80000" }</text:p>
      <text:p text:style-name="P2"/>
      <text:p text:style-name="P2"/>
      <text:p text:style-name="P2"/>
      <text:p text:style-name="P2"/>
      <text:p text:style-name="P3"><text:soft-page-break/>4) <text:span text:style-name="T9">&gt; db.createCollection('jewellery')</text:span></text:p>
      <text:p text:style-name="P8">{ "ok" : 1 }</text:p>
      <text:p text:style-name="P8">&gt; db.employee.insert({ 'id':'1', 'name':'earrings', 'type of':'gold', 'price':'70000', 'product_id':'8'})</text:p>
      <text:p text:style-name="P8">WriteResult({ "nInserted" : 1 })</text:p>
      <text:p text:style-name="P8">&gt; db.employee.insert({ 'id':'2', 'name':'ring', 'type of':'diamond', 'price':'80000', 'product_id':'9'})</text:p>
      <text:p text:style-name="P8">WriteResult({ "nInserted" : 1 })</text:p>
      <text:p text:style-name="P8">&gt; db.employee.insert({ 'id':'3', 'name':'anklet', 'type of':'silver', 'price':'50000', 'product_id':'7'})</text:p>
      <text:p text:style-name="P8">WriteResult({ "nInserted" : 1 })</text:p>
      <text:p text:style-name="P8">&gt; db.employee.insert({ 'id':'4', 'name':'ring', 'type of':'silver', 'price':'9000', 'product_id':'4'})</text:p>
      <text:p text:style-name="P8">WriteResult({ "nInserted" : 1 })</text:p>
      <text:p text:style-name="P8">&gt; db.employee.insert({ 'id':'5', 'name':'chain', 'type of':'diamond', 'price':'100000', 'product_id':'5'})</text:p>
      <text:p text:style-name="P8">WriteResult({ "nInserted" : 1 })</text:p>
      <text:p text:style-name="P8">&gt; db.employee.insert({ 'id':'6', 'name':'bracelet', 'type of':'silver', 'price':'10000', 'product_id':'6'})</text:p>
      <text:p text:style-name="P8">WriteResult({ "nInserted" : 1 })</text:p>
      <text:p text:style-name="P8">&gt; db.employee.insert({ 'id':'7', 'name':'nose ring', 'type of':'gold', 'price':'10000', 'product_id':'3'})</text:p>
      <text:p text:style-name="P8">WriteResult({ "nInserted" : 1 })</text:p>
      <text:p text:style-name="P8">&gt; db.employee.insert({ 'id':'8', 'name':'ring', 'type of':'gold', 'price':'30000', 'product_id':'2'})</text:p>
      <text:p text:style-name="P8">WriteResult({ "nInserted" : 1 })</text:p>
      <text:p text:style-name="P8">&gt; db.employee.insert({ 'id':'8', 'name':'ring', 'type of':'gold', 'price':'30000', 'product_id':'2'})</text:p>
      <text:p text:style-name="P8">WriteResult({ "nInserted" : 1 })</text:p>
      <text:p text:style-name="P8">&gt; db.employee.insert({ 'id':'9', 'name':'ring', 'type of':'silver', 'price':'30000', 'product_id':'1'})</text:p>
      <text:p text:style-name="P8">WriteResult({ "nInserted" : 1 })</text:p>
      <text:p text:style-name="P8">&gt; db.jewellery.insert({ 'id':'9', 'name':'ring', 'type of':'silver', 'price':'30000', 'product_id':'1'})</text:p>
      <text:p text:style-name="P8">WriteResult({ "nInserted" : 1 })</text:p>
      <text:p text:style-name="P8">&gt; db.employee.insert({ 'id':'8', 'name':'ring', 'type of':'gold', 'price':'30000', 'product_id':'2'})</text:p>
      <text:p text:style-name="P8">WriteResult({ "nInserted" : 1 })</text:p>
      <text:p text:style-name="P8">&gt; db.employee.insert({ 'id':'7', 'name':'nose ring', 'type of':'gold', 'price':'10000', 'product_id':'3'})</text:p>
      <text:p text:style-name="P8">WriteResult({ "nInserted" : 1 })</text:p>
      <text:p text:style-name="P8">&gt; db.employee.insert({ 'id':'6', 'name':'bracelet', 'type of':'silver', 'price':'10000', 'product_id':'6'})</text:p>
      <text:p text:style-name="P8">WriteResult({ "nInserted" : 1 })</text:p>
      <text:p text:style-name="P8">&gt; db.employee.insert({ 'id':'5', 'name':'chain', 'type of':'diamond', 'price':'100000', 'product_id':'5'})</text:p>
      <text:p text:style-name="P8">WriteResult({ "nInserted" : 1 })</text:p>
      <text:p text:style-name="P8">&gt; db.employee.insert({ 'id':'4', 'name':'ring', 'type of':'silver', 'price':'9000', 'product_id':'4'})</text:p>
      <text:p text:style-name="P8">WriteResult({ "nInserted" : 1 })</text:p>
      <text:p text:style-name="P8">&gt; db.employee.insert({ 'id':'3', 'name':'anklet', 'type of':'silver', 'price':'50000', 'product_id':'7'})</text:p>
      <text:p text:style-name="P8">WriteResult({ "nInserted" : 1 })</text:p>
      <text:p text:style-name="P8">&gt; db.jewellery.insert({ 'id':'9', 'name':'ring', 'type of':'silver', 'price':'30000', 'product_id':'1'})</text:p>
      <text:p text:style-name="P8">WriteResult({ "nInserted" : 1 })</text:p>
      <text:p text:style-name="P8">&gt; db.jewellery.insert({ 'id':'8', 'name':'ring', 'type of':'silver', 'price':'60000', 'product_id':'8'})</text:p>
      <text:p text:style-name="P8">WriteResult({ "nInserted" : 1 })</text:p>
      <text:p text:style-name="P8">&gt; db.jewellery.insert({ 'id':'7', 'name':'ring', 'type of':'silver', 'price':'60000', 'product_id':'9'})</text:p>
      <text:p text:style-name="P8">WriteResult({ "nInserted" : 1 })</text:p>
      <text:p text:style-name="P8">&gt; db.jewellery.insert({ 'id':'6', 'name':'ring', 'type of':'silver', 'price':'60000', 'product_id':'5'})</text:p>
      <text:p text:style-name="P8">WriteResult({ "nInserted" : 1 })</text:p>
      <text:p text:style-name="P8">&gt; db.jewellery.insert({ 'id':'5', 'name':'earring', 'type of':'gold', 'price':'69000', 'product_id':'54})</text:p>
      <text:p text:style-name="P8">2021-12-28T16:55:11.208+0530 E QUERY <text:s text:c="3"/>[thread1] SyntaxError: unterminated string literal @(shell):1:98</text:p>
      <text:p text:style-name="P8">&gt; db.jewellery.insert({ 'id':'5', 'name':'earring', 'type of':'gold', 'price':'69000', 'product_id':'54'})</text:p>
      <text:p text:style-name="P8">WriteResult({ "nInserted" : 1 })</text:p>
      <text:p text:style-name="P8">&gt; db.jewellery.insert({ 'id':'4', 'name':'nose ring', 'type of':'gold', 'price':'9000', 'product_id':'84'})</text:p>
      <text:p text:style-name="P8">WriteResult({ "nInserted" : 1 })</text:p>
      <text:p text:style-name="P8">&gt; db.jewellery.insert({ 'id':'3', 'name':'ring', 'type of':'diamond', 'price':'98800', 'product_id':'04'})</text:p>
      <text:p text:style-name="P8">WriteResult({ "nInserted" : 1 })</text:p>
      <text:p text:style-name="P8">&gt; db.jewellery.insert({ 'id':'2', 'name':'ring', 'type of':'diamond', 'price':'90000', 'product_id':'04'})</text:p>
      <text:p text:style-name="P8">WriteResult({ "nInserted" : 1 })</text:p>
      <text:p text:style-name="P8">&gt; db.jewellery.insert({ 'id':'1', 'name':'ring', 'type of':'diamond', 'price':'90000', 'product_id':'08'})</text:p>
      <text:p text:style-name="P8">WriteResult({ "nInserted" : 1 })</text:p>
      <text:p text:style-name="P8"><text:soft-page-break/>&gt; db.jewellery.find()</text:p>
      <text:p text:style-name="P8">{ "_id" : ObjectId("61caf2b7d42621931eead74b"), "id" : "9", "name" : "ring", "type of" : "silver", "price" : "30000", "product_id" : "1" }</text:p>
      <text:p text:style-name="P8">{ "_id" : ObjectId("61caf31bd42621931eead752"), "id" : "9", "name" : "ring", "type of" : "silver", "price" : "30000", "product_id" : "1" }</text:p>
      <text:p text:style-name="P8">{ "_id" : ObjectId("61caf345d42621931eead753"), "id" : "8", "name" : "ring", "type of" : "silver", "price" : "60000", "product_id" : "8" }</text:p>
      <text:p text:style-name="P8">{ "_id" : ObjectId("61caf35dd42621931eead754"), "id" : "7", "name" : "ring", "type of" : "silver", "price" : "60000", "product_id" : "9" }</text:p>
      <text:p text:style-name="P8">{ "_id" : ObjectId("61caf36fd42621931eead755"), "id" : "6", "name" : "ring", "type of" : "silver", "price" : "60000", "product_id" : "5" }</text:p>
      <text:p text:style-name="P8">{ "_id" : ObjectId("61caf43bd42621931eead756"), "id" : "5", "name" : "earring", "type of" : "gold", "price" : "69000", "product_id" : "54" }</text:p>
      <text:p text:style-name="P8">{ "_id" : ObjectId("61caf465d42621931eead757"), "id" : "4", "name" : "nose ring", "type of" : "gold", "price" : "9000", "product_id" : "84" }</text:p>
      <text:p text:style-name="P8">{ "_id" : ObjectId("61caf4b1d42621931eead758"), "id" : "3", "name" : "ring", "type of" : "diamond", "price" : "98800", "product_id" : "04" }</text:p>
      <text:p text:style-name="P8">{ "_id" : ObjectId("61caf4bed42621931eead759"), "id" : "2", "name" : "ring", "type of" : "diamond", "price" : "90000", "product_id" : "04" }</text:p>
      <text:p text:style-name="P8">{ "_id" : ObjectId("61caf4c9d42621931eead75a"), "id" : "1", "name" : "ring", "type of" : "diamond", "price" : "90000", "product_id" : "08" 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text:span text:style-name="T3">5)</text:span> <text:s/>&gt; db.createCollection('movie')</text:p>
      <text:p text:style-name="P9">{ "ok" : 1 }</text:p>
      <text:p text:style-name="P9">&gt; db.movie.insert({ 'id':'1', 'name':'war', 'type of':'action', 'price':'300', 'movie_id':'08'})</text:p>
      <text:p text:style-name="P9">WriteResult({ "nInserted" : 1 })</text:p>
      <text:p text:style-name="P9">&gt; db.movie.insert({ 'id':'1', 'name':'83', 'type of':'sports', 'price':'350', 'movie_id':'9'})</text:p>
      <text:p text:style-name="P9">WriteResult({ "nInserted" : 1 })</text:p>
      <text:p text:style-name="P9">&gt; db.movie.insert({ 'id':'3', 'name':'kabir singh', 'type of':'romantic', 'price':'250', 'movie_id':'10'})</text:p>
      <text:p text:style-name="P9">WriteResult({ "nInserted" : 1 })</text:p>
      <text:p text:style-name="P9">&gt; db.movie.insert({ 'id':'4', 'name':'mission mars', 'type of':'suspence', 'price':'230', 'movie_id':'5'})</text:p>
      <text:p text:style-name="P9">WriteResult({ "nInserted" : 1 })</text:p>
      <text:p text:style-name="P9">&gt; db.movie.insert({ 'id':'5', 'name':'good newz', 'type of':'comedy', 'price':'170', 'movie_id':'7'})</text:p>
      <text:p text:style-name="P9">WriteResult({ "nInserted" : 1 })</text:p>
      <text:p text:style-name="P9">&gt; db.movie.insert({ 'id':'6', 'name':'dabang', 'type of':'action', 'price':'270', 'movie_id':'6'})</text:p>
      <text:p text:style-name="P9">WriteResult({ "nInserted" : 1 })</text:p>
      <text:p text:style-name="P9">&gt; db.movie.insert({ 'id':'7', 'name':'dabang2', 'type of':'action', 'price':'290', 'movie_id':'3'})</text:p>
      <text:p text:style-name="P9">WriteResult({ "nInserted" : 1 })</text:p>
      <text:p text:style-name="P9">&gt; db.movie.insert({ 'id':'8', 'name':'dabang3', 'type of':'action', 'price':'290', 'movie_id':'2'})</text:p>
      <text:p text:style-name="P9">WriteResult({ "nInserted" : 1 })</text:p>
      <text:p text:style-name="P9">&gt; db.movie.insert({ 'id':'9', 'name':'baby', 'type of':'action', 'price':'290', 'movie_id':'1'})</text:p>
      <text:p text:style-name="P9">WriteResult({ "nInserted" : 1 })</text:p>
      <text:p text:style-name="P9">&gt; db.movie.insert({ 'id':'10', 'name':'phantom', 'type of':'action', 'price':'290', 'movie_id':'10'})</text:p>
      <text:p text:style-name="P9">WriteResult({ "nInserted" : 1 })</text:p>
      <text:p text:style-name="P9">&gt; db.movie.find()</text:p>
      <text:p text:style-name="P9">{ "_id" : ObjectId("61caf5e0d42621931eead75b"), "id" : "1", "name" : "war", "type of" : "action", "price" : "300", "movie_id" : "08" }</text:p>
      <text:p text:style-name="P9">{ "_id" : ObjectId("61caf60ad42621931eead75c"), "id" : "1", "name" : "83", "type of" : "sports", "price" : "350", "movie_id" : "9" }</text:p>
      <text:p text:style-name="P9">{ "_id" : ObjectId("61caf62cd42621931eead75d"), "id" : "3", "name" : "kabir singh", "type of" : "romantic", "price" : "250", "movie_id" : "10" }</text:p>
      <text:p text:style-name="P9">{ "_id" : ObjectId("61caf660d42621931eead75e"), "id" : "4", "name" : "mission mars", "type of" : "suspence", "price" : "230", "movie_id" : "5" }</text:p>
      <text:p text:style-name="P9">{ "_id" : ObjectId("61caf6b8d42621931eead75f"), "id" : "5", "name" : "good newz", "type of" : "comedy", "price" : "170", "movie_id" : "7" }</text:p>
      <text:p text:style-name="P9">{ "_id" : ObjectId("61caf6e6d42621931eead760"), "id" : "6", "name" : "dabang", "type of" : "action", "price" : "270", "movie_id" : "6" }</text:p>
      <text:p text:style-name="P9">{ "_id" : ObjectId("61caf705d42621931eead761"), "id" : "7", "name" : "dabang2", "type of" : "action", "price" : "290", "movie_id" : "3" }</text:p>
      <text:p text:style-name="P9">{ "_id" : ObjectId("61caf70fd42621931eead762"), "id" : "8", "name" : "dabang3", "type of" : "action", "price" : "290", "movie_id" : "2" }</text:p>
      <text:p text:style-name="P9">{ "_id" : ObjectId("61caf722d42621931eead763"), "id" : "9", "name" : "baby", "type of" : "action", "price" : "290", "movie_id" : "1" }</text:p>
      <text:p text:style-name="P10">{ "_id" : ObjectId("61caf736d42621931eead764"), "id" : "10", "name" : "phantom", "type of" : "action", "price" : "290", "movie_id" : "10" 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5">6)</text:span> &gt; db.createCollection('products')</text:p>
      <text:p text:style-name="P10">{ "ok" : 1 }</text:p>
      <text:p text:style-name="P10">&gt; db.products.insert({ 'id':'1', 'name':'bottle', 'availability':'yes', 'price':'900', 'id':'210'})</text:p>
      <text:p text:style-name="P10">WriteResult({ "nInserted" : 1 })</text:p>
      <text:p text:style-name="P10">&gt; db.products.insert({ 'id':'2', 'name':'sanitizer', 'availability':'yes', 'price':'80', 'id':'214'})</text:p>
      <text:p text:style-name="P10">WriteResult({ "nInserted" : 1 })</text:p>
      <text:p text:style-name="P10">&gt; db.products.insert({ 'id':'3', 'name':'watch', 'availability':'no', 'price':'800', 'id':'614'})</text:p>
      <text:p text:style-name="P10">WriteResult({ "nInserted" : 1 })</text:p>
      <text:p text:style-name="P10">&gt; db.products.insert({ 'id':'4', 'name':'rubberband', 'availability':'no', 'price':'80', 'id':'4'})</text:p>
      <text:p text:style-name="P10">WriteResult({ "nInserted" : 1 })</text:p>
      <text:p text:style-name="P10">&gt; db.products.insert({ 'id':'=5', 'name':'chair', 'availability':'yes', 'price':'9000', 'id':'54'})</text:p>
      <text:p text:style-name="P10">WriteResult({ "nInserted" : 1 })</text:p>
      <text:p text:style-name="P10">&gt; db.products.insert({ 'id':'=6', 'name':'table', 'availability':'yes', 'price':'9000', 'id':'5'})</text:p>
      <text:p text:style-name="P10">WriteResult({ "nInserted" : 1 })</text:p>
      <text:p text:style-name="P10">&gt; db.products.insert({ 'id':'=7', 'name':'table cloth', 'availability':'yes', 'price':'900', 'id':'50'})</text:p>
      <text:p text:style-name="P10">WriteResult({ "nInserted" : 1 })</text:p>
      <text:p text:style-name="P10">&gt; db.products.insert({ 'id':'=8', 'name':'chair cloth', 'availability':'yes', 'price':'90', 'id':'501'})</text:p>
      <text:p text:style-name="P10">WriteResult({ "nInserted" : 1 })</text:p>
      <text:p text:style-name="P10">&gt; db.products.insert({ 'id':'=9', 'name':'bottle keeper', 'availability':'yes', 'price':'750', 'id':'01'})</text:p>
      <text:p text:style-name="P10">WriteResult({ "nInserted" : 1 })</text:p>
      <text:p text:style-name="P10">&gt; db.products.insert({ 'id':'10', 'name':'cleanser', 'availability':'yes', 'price':'50', 'id':'15'})</text:p>
      <text:p text:style-name="P10">WriteResult({ "nInserted" : 1 })</text:p>
      <text:p text:style-name="P10">&gt; db.products.find()</text:p>
      <text:p text:style-name="P10">{ "_id" : ObjectId("61caf8a3d42621931eead765"), "id" : "210", "name" : "bottle", "availability" : "yes", "price" : "900" }</text:p>
      <text:p text:style-name="P10">{ "_id" : ObjectId("61caf8e5d42621931eead766"), "id" : "214", "name" : "sanitizer", "availability" : "yes", "price" : "80" }</text:p>
      <text:p text:style-name="P10">{ "_id" : ObjectId("61caf904d42621931eead767"), "id" : "614", "name" : "watch", "availability" : "no", "price" : "800" }</text:p>
      <text:p text:style-name="P10">{ "_id" : ObjectId("61caf970d42621931eead768"), "id" : "4", "name" : "rubberband", "availability" : "no", "price" : "80" }</text:p>
      <text:p text:style-name="P10">{ "_id" : ObjectId("61caf994d42621931eead769"), "id" : "54", "name" : "chair", "availability" : "yes", "price" : "9000" }</text:p>
      <text:p text:style-name="P10">{ "_id" : ObjectId("61caf9a3d42621931eead76a"), "id" : "5", "name" : "table", "availability" : "yes", "price" : "9000" }</text:p>
      <text:p text:style-name="P10">{ "_id" : ObjectId("61caf9b3d42621931eead76b"), "id" : "50", "name" : "table cloth", "availability" : "yes", "price" : "900" }</text:p>
      <text:p text:style-name="P10">{ "_id" : ObjectId("61caf9dad42621931eead76c"), "id" : "501", "name" : "chair cloth", "availability" : "yes", "price" : "90" }</text:p>
      <text:p text:style-name="P10">{ "_id" : ObjectId("61cafa00d42621931eead76d"), "id" : "01", "name" : "bottle keeper", "availability" : "yes", "price" : "750" }</text:p>
      <text:p text:style-name="P10">{ "_id" : ObjectId("61cafa22d42621931eead76e"), "id" : "15", "name" : "cleanser", "availability" : "yes", "price" : "50" 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oft-page-break/>7)<text:span text:style-name="T9"> </text:span><text:span text:style-name="T10">&gt; db.createCollection('sports')</text:span></text:p>
      <text:p text:style-name="P4"><text:span text:style-name="T10">{ "ok" : 1 }</text:span></text:p>
      <text:p text:style-name="P4"><text:span text:style-name="T10">&gt; db.sports.insert({ 'id':'1', 'name':'cricket', 'availability':'yes', 'price':'5000', 'sport_id':'15'})</text:span></text:p>
      <text:p text:style-name="P4"><text:span text:style-name="T10">WriteResult({ "nInserted" : 1 })</text:span></text:p>
      <text:p text:style-name="P4"><text:span text:style-name="T10">&gt; db.sports.insert({ 'id':'2', 'name':'football', 'availability':'yes', 'price':'9000', 'sport_id':'17'})</text:span></text:p>
      <text:p text:style-name="P4"><text:span text:style-name="T10">WriteResult({ "nInserted" : 1 })</text:span></text:p>
      <text:p text:style-name="P4"><text:span text:style-name="T10">&gt; db.sports.insert({ 'id':'3', 'name':'badminton', 'availability':'yes', 'price':'6000', 'sport_id':'19'})</text:span></text:p>
      <text:p text:style-name="P4"><text:span text:style-name="T10">WriteResult({ "nInserted" : 1 })</text:span></text:p>
      <text:p text:style-name="P4"><text:span text:style-name="T10">&gt; db.sports.insert({ 'id':'4', 'name':'valleyball', 'availability':'yes', 'price':'7000', 'sport_id':'9'})</text:span></text:p>
      <text:p text:style-name="P4"><text:span text:style-name="T10">WriteResult({ "nInserted" : 1 })</text:span></text:p>
      <text:p text:style-name="P4"><text:span text:style-name="T10">&gt; db.sports.insert({ 'id':'5', 'name':'basketball', 'availability':'yes', 'price':'7000', 'sport_id':'7'})</text:span></text:p>
      <text:p text:style-name="P4"><text:span text:style-name="T10">WriteResult({ "nInserted" : 1 })</text:span></text:p>
      <text:p text:style-name="P4"><text:span text:style-name="T10">&gt; db.sports.insert({ 'id':'6', 'name':'hockey', 'availability':'yes', 'price':'9900', 'sport_id':'99'})</text:span></text:p>
      <text:p text:style-name="P4"><text:span text:style-name="T10">WriteResult({ "nInserted" : 1 })</text:span></text:p>
      <text:p text:style-name="P4"><text:span text:style-name="T10">&gt; db.sports.insert({ 'id':'7', 'name':'tennis', 'availability':'yes', 'price':'4000', 'sport_id':'76'})</text:span></text:p>
      <text:p text:style-name="P4"><text:span text:style-name="T10">WriteResult({ "nInserted" : 1 })</text:span></text:p>
      <text:p text:style-name="P4"><text:span text:style-name="T10">&gt; db.sports.insert({ 'id':'8', 'name':'table tennis', 'availability':'yes', 'price':'2000', 'sport_id':'6'})</text:span></text:p>
      <text:p text:style-name="P4"><text:span text:style-name="T10">WriteResult({ "nInserted" : 1 })</text:span></text:p>
      <text:p text:style-name="P4"><text:span text:style-name="T10">&gt; db.sports.insert({ 'id':'9', 'name':'box cricket', 'availability':'yes', 'price':'4000', 'sport_id':'5'})</text:span></text:p>
      <text:p text:style-name="P4"><text:span text:style-name="T10">WriteResult({ "nInserted" : 1 })</text:span></text:p>
      <text:p text:style-name="P4"><text:span text:style-name="T10">&gt; db.sports.insert({ 'id':'10', 'name':'table tennis', 'availability':'no', 'price':'20000', 'sport_id':'4'})</text:span></text:p>
      <text:p text:style-name="P4"><text:span text:style-name="T10">WriteResult({ "nInserted" : 1 })</text:span></text:p>
      <text:p text:style-name="P4"><text:span text:style-name="T10">&gt; db.sports.find()</text:span></text:p>
      <text:p text:style-name="P4"><text:span text:style-name="T10">{ "_id" : ObjectId("61cafc61d42621931eead76f"), "id" : "1", "name" : "cricket", "availability" : "yes", "price" : "5000", "sport_id" : "15" }</text:span></text:p>
      <text:p text:style-name="P4"><text:span text:style-name="T10">{ "_id" : ObjectId("61cafc75d42621931eead770"), "id" : "2", "name" : "football", "availability" : "yes", "price" : "9000", "sport_id" : "17" }</text:span></text:p>
      <text:p text:style-name="P4"><text:span text:style-name="T10">{ "_id" : ObjectId("61cafc8ed42621931eead771"), "id" : "3", "name" : "badminton", "availability" : "yes", "price" : "6000", "sport_id" : "19" }</text:span></text:p>
      <text:p text:style-name="P4"><text:span text:style-name="T10">{ "_id" : ObjectId("61cafca6d42621931eead772"), "id" : "4", "name" : "valleyball", "availability" : "yes", "price" : "7000", "sport_id" : "9" }</text:span></text:p>
      <text:p text:style-name="P4"><text:span text:style-name="T10">{ "_id" : ObjectId("61cafcb8d42621931eead773"), "id" : "5", "name" : "basketball", "availability" : "yes", "price" : "7000", "sport_id" : "7" }</text:span></text:p>
      <text:p text:style-name="P4"><text:span text:style-name="T10">{ "_id" : ObjectId("61cafccdd42621931eead774"), "id" : "6", "name" : "hockey", "availability" : "yes", "price" : "9900", "sport_id" : "99" }</text:span></text:p>
      <text:p text:style-name="P4"><text:span text:style-name="T10">{ "_id" : ObjectId("61cafcefd42621931eead775"), "id" : "7", "name" : "tennis", "availability" : "yes", "price" : "4000", "sport_id" : "76" }</text:span></text:p>
      <text:p text:style-name="P4"><text:span text:style-name="T10">{ "_id" : ObjectId("61cafd04d42621931eead776"), "id" : "8", "name" : "table tennis", "availability" : "yes", "price" : "2000", "sport_id" : "6" }</text:span></text:p>
      <text:p text:style-name="P4"><text:span text:style-name="T10">{ "_id" : ObjectId("61cafd31d42621931eead777"), "id" : "9", "name" : "box cricket", "availability" : "yes", "price" : "4000", "sport_id" : "5" }</text:span></text:p>
      <text:p text:style-name="P4"><text:span text:style-name="T10">{ "_id" : ObjectId("61cafd4cd42621931eead778"), "id" : "10", "name" : "table tennis", "availability" : "no", "price" : "20000", "sport_id" : "4" }</text:span></text:p>
      <text:p text:style-name="P4"><text:span text:style-name="T10">&gt; </text:span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5"><text:soft-page-break/><text:span text:style-name="T15">8</text:span>)<text:span text:style-name="T9"> &gt; db.createCollection('stationery')</text:span></text:p>
      <text:p text:style-name="P5"><text:span text:style-name="T9">{ "ok" : 1 }</text:span></text:p>
      <text:p text:style-name="P5"><text:span text:style-name="T9">&gt; db.stationery.insert({ 'id':'1', 'name':'pencil', 'availability':'yes', 'price':'20', 'pro_id':'4'})</text:span></text:p>
      <text:p text:style-name="P5"><text:span text:style-name="T9">WriteResult({ "nInserted" : 1 })</text:span></text:p>
      <text:p text:style-name="P5"><text:span text:style-name="T9">&gt; db.stationery.insert({ 'id':'2', 'name':'pen', 'availability':'yes', 'price':'30', 'pro_id':'7'})</text:span></text:p>
      <text:p text:style-name="P5"><text:span text:style-name="T9">WriteResult({ "nInserted" : 1 })</text:span></text:p>
      <text:p text:style-name="P5"><text:span text:style-name="T9">&gt; db.stationery.insert({ 'id':'3', 'name':'scale', 'availability':'yes', 'price':'25', 'pro_id':'9'})</text:span></text:p>
      <text:p text:style-name="P5"><text:span text:style-name="T9">WriteResult({ "nInserted" : 1 })</text:span></text:p>
      <text:p text:style-name="P5"><text:span text:style-name="T9">&gt; db.stationery.insert({ 'id':'4', 'name':'eraser', 'availability':'yes', 'price':'20', 'pro_id':'10'})</text:span></text:p>
      <text:p text:style-name="P5"><text:span text:style-name="T9">WriteResult({ "nInserted" : 1 })</text:span></text:p>
      <text:p text:style-name="P5"><text:span text:style-name="T9">&gt; db.stationery.insert({ 'id':'5', 'name':'sharpner', 'availability':'yes', 'price':'20', 'pro_id':'45'})</text:span></text:p>
      <text:p text:style-name="P5"><text:span text:style-name="T9">WriteResult({ "nInserted" : 1 })</text:span></text:p>
      <text:p text:style-name="P5"><text:span text:style-name="T9">&gt; db.stationery.insert({ 'id':'6', 'name':'compass', 'availability':'yes', 'price':'50', 'pro_id':'77'})</text:span></text:p>
      <text:p text:style-name="P5"><text:span text:style-name="T9">WriteResult({ "nInserted" : 1 })</text:span></text:p>
      <text:p text:style-name="P5"><text:span text:style-name="T9">&gt; db.stationery.insert({ 'id':'7', 'name':'compass box', 'availability':'yes', 'price':'70', 'pro_id':'89'})</text:span></text:p>
      <text:p text:style-name="P5"><text:span text:style-name="T9">WriteResult({ "nInserted" : 1 })</text:span></text:p>
      <text:p text:style-name="P5"><text:span text:style-name="T9">&gt; db.stationery.insert({ 'id':'8', 'name':'pencil box', 'availability':'yes', 'price':'50', 'pro_id':'47'})</text:span></text:p>
      <text:p text:style-name="P5"><text:span text:style-name="T9">WriteResult({ "nInserted" : 1 })</text:span></text:p>
      <text:p text:style-name="P5"><text:span text:style-name="T9">&gt; db.stationery.insert({ 'id':'9', 'name':'eraser box', 'availability':'yes', 'price':'50', 'pro_id':'97'})</text:span></text:p>
      <text:p text:style-name="P5"><text:span text:style-name="T9">WriteResult({ "nInserted" : 1 })</text:span></text:p>
      <text:p text:style-name="P5"><text:span text:style-name="T9">&gt; db.stationery.insert({ 'id':'10', 'name':'pencil box', 'availability':'yes', 'price':'50', 'pro_id':67'})</text:span></text:p>
      <text:p text:style-name="P5"><text:span text:style-name="T9">2021-12-28T17:58:11.216+0530 E QUERY <text:s text:c="3"/>[thread1] SyntaxError: unterminated string literal @(shell):1:102</text:span></text:p>
      <text:p text:style-name="P5"><text:span text:style-name="T9">&gt; db.stationery.find()</text:span></text:p>
      <text:p text:style-name="P5"><text:span text:style-name="T9">{ "_id" : ObjectId("61cafe05d42621931eead779"), "id" : "1", "name" : "pencil", "availability" : "yes", "price" : "20", "pro_id" : "4" }</text:span></text:p>
      <text:p text:style-name="P5"><text:span text:style-name="T9">{ "_id" : ObjectId("61cafe20d42621931eead77a"), "id" : "2", "name" : "pen", "availability" : "yes", "price" : "30", "pro_id" : "7" }</text:span></text:p>
      <text:p text:style-name="P5"><text:span text:style-name="T9">{ "_id" : ObjectId("61cafe31d42621931eead77b"), "id" : "3", "name" : "scale", "availability" : "yes", "price" : "25", "pro_id" : "9" }</text:span></text:p>
      <text:p text:style-name="P5"><text:span text:style-name="T9">{ "_id" : ObjectId("61cafe48d42621931eead77c"), "id" : "4", "name" : "eraser", "availability" : "yes", "price" : "20", "pro_id" : "10" }</text:span></text:p>
      <text:p text:style-name="P5"><text:span text:style-name="T9">{ "_id" : ObjectId("61cafe60d42621931eead77d"), "id" : "5", "name" : "sharpner", "availability" : "yes", "price" : "20", "pro_id" : "45" }</text:span></text:p>
      <text:p text:style-name="P5"><text:span text:style-name="T9">{ "_id" : ObjectId("61cb00f5d42621931eead77e"), "id" : "6", "name" : "compass", "availability" : "yes", "price" : "50", "pro_id" : "77" }</text:span></text:p>
      <text:p text:style-name="P5"><text:span text:style-name="T9">{ "_id" : ObjectId("61cb010fd42621931eead77f"), "id" : "7", "name" : "compass box", "availability" : "yes", "price" : "70", "pro_id" : "89" }</text:span></text:p>
      <text:p text:style-name="P5"><text:span text:style-name="T9">{ "_id" : ObjectId("61cb02afd42621931eead780"), "id" : "8", "name" : "pencil box", "availability" : "yes", "price" : "50", "pro_id" : "47" }</text:span></text:p>
      <text:p text:style-name="P5"><text:span text:style-name="T9">{ "_id" : ObjectId("61cb02c6d42621931eead781"), "id" : "9", "name" : "eraser box", "availability" : "yes", "price" : "50", "pro_id" : "97" }</text:span></text:p>
      <text:p text:style-name="P5"><text:span text:style-name="T9">&gt; </text:span><text:span text:style-name="T11">`</text:span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6"><text:soft-page-break/>9) <text:span text:style-name="T9"><text:s/>&gt; db.createCollection('store')</text:span></text:p>
      <text:p text:style-name="P6"><text:span text:style-name="T9">{ "ok" : 1 }</text:span></text:p>
      <text:p text:style-name="P6"><text:span text:style-name="T9">&gt; db.store.insert({ 'id':'1', 'name':'westside', 'location':'satellite', 'mail_id':'s@westide.com', 'pro_id':67'})</text:span></text:p>
      <text:p text:style-name="P6"><text:span text:style-name="T9">2021-12-28T18:03:20.565+0530 E QUERY <text:s text:c="3"/>[thread1] SyntaxError: unterminated string literal @(shell):1:109</text:span></text:p>
      <text:p text:style-name="P6"><text:span text:style-name="T9">&gt; db.store.insert({ 'id':'1', 'name':'westside', 'location':'satellite', 'mail_id':'s@westide.com', 'pro_id':'67'})</text:span></text:p>
      <text:p text:style-name="P6"><text:span text:style-name="T9">WriteResult({ "nInserted" : 1 })</text:span></text:p>
      <text:p text:style-name="P6"><text:span text:style-name="T9">&gt; db.store.insert({ 'id':'2', 'name':'pantaloons', 'location':'shyamal', 'mail_id':'s@pantaloons.com', 'pro_id':'07'})</text:span></text:p>
      <text:p text:style-name="P6"><text:span text:style-name="T9">WriteResult({ "nInserted" : 1 })</text:span></text:p>
      <text:p text:style-name="P6"><text:span text:style-name="T9">&gt; db.store.insert({ 'id':'3', 'name':'westside', 'location':'shyamal', 'mail_id':'sh@westside.com', 'pro_id':'97'})</text:span></text:p>
      <text:p text:style-name="P6"><text:span text:style-name="T9">WriteResult({ "nInserted" : 1 })</text:span></text:p>
      <text:p text:style-name="P6"><text:span text:style-name="T9">&gt; db.store.insert({ 'id':'4', 'name':'h&amp;m', 'location':'bopal', 'mail_id':'b@hnm.com', 'pro_id':'48'})</text:span></text:p>
      <text:p text:style-name="P6"><text:span text:style-name="T9">WriteResult({ "nInserted" : 1 })</text:span></text:p>
      <text:p text:style-name="P6"><text:span text:style-name="T9">&gt; db.store.insert({ 'id':'5', 'name':'h&amp;m', 'location':'satellite', 'mail_id':'s@hnm.com', 'pro_id':'84'})</text:span></text:p>
      <text:p text:style-name="P6"><text:span text:style-name="T9">WriteResult({ "nInserted" : 1 })</text:span></text:p>
      <text:p text:style-name="P6"><text:span text:style-name="T9">&gt; db.store.insert({ 'id':'6', 'name':'h&amp;m', 'location':'shyamal', 'mail_id':'sh@hnm.com', 'pro_id':'24'})</text:span></text:p>
      <text:p text:style-name="P6"><text:span text:style-name="T9">WriteResult({ "nInserted" : 1 })</text:span></text:p>
      <text:p text:style-name="P6"><text:span text:style-name="T9">&gt; db.store.insert({ 'id':'7', 'name':'forever21', 'location':'shyamal', 'mail_id':'sh@forever21.com', 'pro_id':'04'})</text:span></text:p>
      <text:p text:style-name="P6"><text:span text:style-name="T9">WriteResult({ "nInserted" : 1 })</text:span></text:p>
      <text:p text:style-name="P6"><text:span text:style-name="T9">&gt; db.store.insert({ 'id':'8', 'name':'forever21', 'location':'satellite', 'mail_id':'s@forever21.com', 'pro_id':'94'})</text:span></text:p>
      <text:p text:style-name="P6"><text:span text:style-name="T9">WriteResult({ "nInserted" : 1 })</text:span></text:p>
      <text:p text:style-name="P6"><text:span text:style-name="T9">&gt; db.store.insert({ 'id':'9', 'name':'forever21', 'location':'bopal', 'mail_id':'b@forever21.com', 'pro_id':'99'})</text:span></text:p>
      <text:p text:style-name="P6"><text:span text:style-name="T9">WriteResult({ "nInserted" : 1 })</text:span></text:p>
      <text:p text:style-name="P6"><text:span text:style-name="T9">&gt; db.store.insert({ 'id':'10', 'name':'westside', 'location':'bopal', 'mail_id':'b@westide.com', 'pro_id':'79'})</text:span></text:p>
      <text:p text:style-name="P6"><text:span text:style-name="T9">WriteResult({ "nInserted" : 1 })</text:span></text:p>
      <text:p text:style-name="P6"><text:span text:style-name="T9">&gt; db.store.find()</text:span></text:p>
      <text:p text:style-name="P6"><text:span text:style-name="T9">{ "_id" : ObjectId("61cb041bd42621931eead782"), "id" : "1", "name" : "westside", "location" : "satellite", "mail_id" : "s@westide.com", "pro_id" : "67" }</text:span></text:p>
      <text:p text:style-name="P6"><text:span text:style-name="T9">{ "_id" : ObjectId("61cb0445d42621931eead783"), "id" : "2", "name" : "pantaloons", "location" : "shyamal", "mail_id" : "s@pantaloons.com", "pro_id" : "07" }</text:span></text:p>
      <text:p text:style-name="P6"><text:span text:style-name="T9">{ "_id" : ObjectId("61cb0471d42621931eead784"), "id" : "3", "name" : "westside", "location" : "shyamal", "mail_id" : "sh@westside.com", "pro_id" : "97" }</text:span></text:p>
      <text:p text:style-name="P6"><text:span text:style-name="T9">{ "_id" : ObjectId("61cb04aed42621931eead785"), "id" : "4", "name" : "h&amp;m", "location" : "bopal", "mail_id" : "b@hnm.com", "pro_id" : "48" }</text:span></text:p>
      <text:p text:style-name="P6"><text:span text:style-name="T9">{ "_id" : ObjectId("61cb04d2d42621931eead786"), "id" : "5", "name" : "h&amp;m", "location" : "satellite", "mail_id" : "s@hnm.com", "pro_id" : "84" }</text:span></text:p>
      <text:p text:style-name="P6"><text:span text:style-name="T9">{ "_id" : ObjectId("61cb04ecd42621931eead787"), "id" : "6", "name" : "h&amp;m", "location" : "shyamal", "mail_id" : "sh@hnm.com", "pro_id" : "24" }</text:span></text:p>
      <text:p text:style-name="P6"><text:span text:style-name="T9">{ "_id" : ObjectId("61cb050cd42621931eead788"), "id" : "7", "name" : "forever21", "location" : "shyamal", "mail_id" : "sh@forever21.com", "pro_id" : "04" }</text:span></text:p>
      <text:p text:style-name="P6"><text:span text:style-name="T9">{ "_id" : ObjectId("61cb0526d42621931eead789"), "id" : "8", "name" : "forever21", "location" : "satellite", "mail_id" : "s@forever21.com", "pro_id" : "94" }</text:span></text:p>
      <text:p text:style-name="P6"><text:span text:style-name="T9">{ "_id" : ObjectId("61cb055ed42621931eead78a"), "id" : "9", "name" : "forever21", "location" : "bopal", "mail_id" : "b@forever21.com", "pro_id" : "99" }</text:span></text:p>
      <text:p text:style-name="P6"><text:span text:style-name="T9">{ "_id" : ObjectId("61cb0592d42621931eead78b"), "id" : "10", "name" : "westside", "location" : "bopal", "mail_id" : "b@westide.com", "pro_id" : "79" }</text:span></text:p>
      <text:p text:style-name="P6"><text:span text:style-name="T9">&gt; </text:span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7"><text:soft-page-break/>10) <text:span text:style-name="T9"><text:s/>&gt; db.createCollection('students')</text:span></text:p>
      <text:p text:style-name="P7"><text:span text:style-name="T9">{ "ok" : 1 }</text:span></text:p>
      <text:p text:style-name="P7"><text:span text:style-name="T9">&gt; db.students.insert({ 'id':'1', 'name':'ram', 'location':'bopal', 'mail_id':'r@gmail.com', 'sch_id':'79'})</text:span></text:p>
      <text:p text:style-name="P7"><text:span text:style-name="T9">WriteResult({ "nInserted" : 1 })</text:span></text:p>
      <text:p text:style-name="P7"><text:span text:style-name="T9">&gt; db.students.insert({ 'id':'2', 'name':'shyam', 'location':'bopal', 'mail_id':'s@gmail.com', 'sch_id':'9'})</text:span></text:p>
      <text:p text:style-name="P7"><text:span text:style-name="T9">WriteResult({ "nInserted" : 1 })</text:span></text:p>
      <text:p text:style-name="P7"><text:span text:style-name="T9">&gt; db.students.insert({ 'id':'3', 'name':'gopal', 'location':'satellite', 'mail_id':'g@gmail.com', 'sch_id':'76'})</text:span></text:p>
      <text:p text:style-name="P7"><text:span text:style-name="T9">WriteResult({ "nInserted" : 1 })</text:span></text:p>
      <text:p text:style-name="P7"><text:span text:style-name="T9">&gt; db.students.insert({ 'id':'4', 'name':'sahil', 'location':'paldi', 'mail_id':'sa@gmail.com', 'sch_id':'43'})</text:span></text:p>
      <text:p text:style-name="P7"><text:span text:style-name="T9">WriteResult({ "nInserted" : 1 })</text:span></text:p>
      <text:p text:style-name="P7"><text:span text:style-name="T9">&gt; db.students.insert({ 'id':'4', 'name':'sanjay', 'location':'shilaj', 'mail_id':'san@gmail.com', 'sch_id':'3'})</text:span></text:p>
      <text:p text:style-name="P7"><text:span text:style-name="T9">WriteResult({ "nInserted" : 1 })</text:span></text:p>
      <text:p text:style-name="P7"><text:span text:style-name="T9">&gt; db.students.insert({ 'id':'5', 'name':'harshil', 'location':'bopal', 'mail_id':'h@gmail.com', 'sch_id':'66'})</text:span></text:p>
      <text:p text:style-name="P7"><text:span text:style-name="T9">WriteResult({ "nInserted" : 1 })</text:span></text:p>
      <text:p text:style-name="P7"><text:span text:style-name="T9">&gt; db.students.insert({ 'id':'6', 'name':'visarg', 'location':'gota', 'mail_id':'v@gmail.com', 'sch_id':'76'})</text:span></text:p>
      <text:p text:style-name="P7"><text:span text:style-name="T9">WriteResult({ "nInserted" : 1 })</text:span></text:p>
      <text:p text:style-name="P7"><text:span text:style-name="T9">&gt; db.students.insert({ 'id':'7', 'name':'nisarg', 'location':'gota', 'mail_id':'n@gmail.com', 'sch_id':'06'})</text:span></text:p>
      <text:p text:style-name="P7"><text:span text:style-name="T9">WriteResult({ "nInserted" : 1 })</text:span></text:p>
      <text:p text:style-name="P7"><text:span text:style-name="T9">&gt; db.students.insert({ 'id':'8', 'name':'aagam', 'location':'gota', 'mail_id':'a@gmail.com', 'sch_id':'96'})</text:span></text:p>
      <text:p text:style-name="P7"><text:span text:style-name="T9">WriteResult({ "nInserted" : 1 })</text:span></text:p>
      <text:p text:style-name="P7"><text:span text:style-name="T9">&gt; db.students.insert({ 'id':'8', 'name':'aagam', 'location':'gota', 'mail_id':'a@gmail.com', 'sch_id':'46'})</text:span></text:p>
      <text:p text:style-name="P7"><text:span text:style-name="T9">WriteResult({ "nInserted" : 1 })</text:span></text:p>
      <text:p text:style-name="P7"><text:span text:style-name="T9">&gt; db.students.insert({ 'id':'10', 'name':'kathan', 'location':'sola', 'mail_id':'k@gmail.com', 'sch_id':'46'})</text:span></text:p>
      <text:p text:style-name="P7"><text:span text:style-name="T9">WriteResult({ "nInserted" : 1 })</text:span></text:p>
      <text:p text:style-name="P7"><text:span text:style-name="T9">&gt; db.students.find()</text:span></text:p>
      <text:p text:style-name="P7"><text:span text:style-name="T9">{ "_id" : ObjectId("61cb0736d42621931eead78c"), "id" : "1", "name" : "ram", "location" : "bopal", "mail_id" : "r@gmail.com", "sch_id" : "79" }</text:span></text:p>
      <text:p text:style-name="P7"><text:span text:style-name="T9">{ "_id" : ObjectId("61cb0766d42621931eead78d"), "id" : "2", "name" : "shyam", "location" : "bopal", "mail_id" : "s@gmail.com", "sch_id" : "9" }</text:span></text:p>
      <text:p text:style-name="P7"><text:span text:style-name="T9">{ "_id" : ObjectId("61cb079bd42621931eead78e"), "id" : "3", "name" : "gopal", "location" : "satellite", "mail_id" : "g@gmail.com", "sch_id" : "76" }</text:span></text:p>
      <text:p text:style-name="P7"><text:span text:style-name="T9">{ "_id" : ObjectId("61cb082bd42621931eead78f"), "id" : "4", "name" : "sahil", "location" : "paldi", "mail_id" : "sa@gmail.com", "sch_id" : "43" }</text:span></text:p>
      <text:p text:style-name="P7"><text:span text:style-name="T9">{ "_id" : ObjectId("61cb0a04d42621931eead790"), "id" : "4", "name" : "sanjay", "location" : "shilaj", "mail_id" : "san@gmail.com", "sch_id" : "3" }</text:span></text:p>
      <text:p text:style-name="P7"><text:span text:style-name="T9">{ "_id" : ObjectId("61cb0a25d42621931eead791"), "id" : "5", "name" : "harshil", "location" : "bopal", "mail_id" : "h@gmail.com", "sch_id" : "66" }</text:span></text:p>
      <text:p text:style-name="P7"><text:span text:style-name="T9">{ "_id" : ObjectId("61cb0a3ed42621931eead792"), "id" : "6", "name" : "visarg", "location" : "gota", "mail_id" : "v@gmail.com", "sch_id" : "76" }</text:span></text:p>
      <text:p text:style-name="P7"><text:span text:style-name="T9">{ "_id" : ObjectId("61cb0a4ed42621931eead793"), "id" : "7", "name" : "nisarg", "location" : "gota", "mail_id" : "n@gmail.com", "sch_id" : "06" }</text:span></text:p>
      <text:p text:style-name="P7"><text:span text:style-name="T9">{ "_id" : ObjectId("61cb0a67d42621931eead794"), "id" : "8", "name" : "aagam", "location" : "gota", "mail_id" : "a@gmail.com", "sch_id" : "96" }</text:span></text:p>
      <text:p text:style-name="P7"><text:span text:style-name="T9">{ "_id" : ObjectId("61cb0a72d42621931eead795"), "id" : "8", "name" : "aagam", "location" : "gota", "mail_id" : "a@gmail.com", "sch_id" : "46" }</text:span></text:p>
      <text:p text:style-name="P7"><text:span text:style-name="T9">{ "_id" : ObjectId("61cb0a93d42621931eead796"), "id" : "10", "name" : "kathan", "location" : "sola", "mail_id" : "k@gmail.com", "sch_id" : "46" }</text:span></text:p>
      <text:p text:style-name="P7"><text:span text:style-name="T9">&gt; 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5:11:11.251353610</meta:creation-date>
    <dc:date>2021-12-28T18:31:40.402575825</dc:date>
    <meta:editing-duration>PT3H10M7S</meta:editing-duration>
    <meta:editing-cycles>25</meta:editing-cycles>
    <meta:generator>LibreOffice/6.4.7.2$Linux_X86_64 LibreOffice_project/40$Build-2</meta:generator>
    <meta:document-statistic meta:table-count="0" meta:image-count="0" meta:object-count="0" meta:page-count="13" meta:paragraph-count="444" meta:word-count="3966" meta:character-count="36025" meta:non-whitespace-character-count="31766"/>
  </office:meta>
</office:document-meta>
</file>